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liberation sans" svg:font-family="'liberation sans', Myriad, 'Bitstream Vera Sans', 'Lucida Grande', 'Luxi Sans', 'Trebuchet MS', helvetica, verdana, arial, sans-serif"/>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0c126" officeooo:paragraph-rsid="0010c126" style:font-weight-asian="bold" style:font-weight-complex="bold"/>
    </style:style>
    <style:style style:name="P2" style:family="paragraph" style:parent-style-name="Standard">
      <style:paragraph-properties fo:text-align="center" style:justify-single-word="false"/>
      <style:text-properties officeooo:rsid="0010c126" officeooo:paragraph-rsid="0010c126"/>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0c126" officeooo:paragraph-rsid="0010c126"/>
    </style:style>
    <style:style style:name="P4" style:family="paragraph" style:parent-style-name="Standard">
      <style:paragraph-properties fo:text-align="start" style:justify-single-word="false"/>
      <style:text-properties officeooo:rsid="0010c126" officeooo:paragraph-rsid="0010c126"/>
    </style:style>
    <style:style style:name="P5" style:family="paragraph" style:parent-style-name="Standard">
      <style:paragraph-properties fo:text-align="start" style:justify-single-word="false"/>
      <style:text-properties officeooo:rsid="00161eb3" officeooo:paragraph-rsid="00161eb3"/>
    </style:style>
    <style:style style:name="P6" style:family="paragraph" style:parent-style-name="Standard">
      <style:paragraph-properties fo:text-align="start" style:justify-single-word="false"/>
      <style:text-properties officeooo:rsid="00195da7" officeooo:paragraph-rsid="00195da7"/>
    </style:style>
    <style:style style:name="P7" style:family="paragraph" style:parent-style-name="Standard">
      <style:paragraph-properties fo:text-align="start" style:justify-single-word="false"/>
      <style:text-properties officeooo:rsid="001b3035" officeooo:paragraph-rsid="001b3035"/>
    </style:style>
    <style:style style:name="P8" style:family="paragraph" style:parent-style-name="Standard">
      <style:paragraph-properties fo:text-align="start" style:justify-single-word="false"/>
      <style:text-properties officeooo:rsid="001991c1" officeooo:paragraph-rsid="001991c1"/>
    </style:style>
    <style:style style:name="P9" style:family="paragraph" style:parent-style-name="Standard">
      <style:paragraph-properties fo:text-align="start" style:justify-single-word="false"/>
      <style:text-properties officeooo:rsid="0021cb32" officeooo:paragraph-rsid="0021cb32"/>
    </style:style>
    <style:style style:name="P10" style:family="paragraph" style:parent-style-name="Standard">
      <style:paragraph-properties fo:text-align="start" style:justify-single-word="false"/>
      <style:text-properties officeooo:rsid="002615d0" officeooo:paragraph-rsid="002615d0"/>
    </style:style>
    <style:style style:name="P11" style:family="paragraph" style:parent-style-name="Standard">
      <style:paragraph-properties fo:text-align="start" style:justify-single-word="false"/>
      <style:text-properties style:text-underline-style="none" officeooo:rsid="00123a53" officeooo:paragraph-rsid="00123a53"/>
    </style:style>
    <style:style style:name="P12" style:family="paragraph" style:parent-style-name="Standard">
      <style:paragraph-properties fo:text-align="start" style:justify-single-word="false"/>
      <style:text-properties officeooo:rsid="0010c126" officeooo:paragraph-rsid="00118917"/>
    </style:style>
    <style:style style:name="P13" style:family="paragraph" style:parent-style-name="Standard">
      <style:paragraph-properties fo:text-align="start" style:justify-single-word="false"/>
      <style:text-properties officeooo:rsid="002cca5d" officeooo:paragraph-rsid="002cca5d"/>
    </style:style>
    <style:style style:name="P14" style:family="paragraph" style:parent-style-name="Standard">
      <style:paragraph-properties fo:text-align="start" style:justify-single-word="false"/>
      <style:text-properties officeooo:rsid="002a3848" officeooo:paragraph-rsid="002a3848"/>
    </style:style>
    <style:style style:name="P15" style:family="paragraph" style:parent-style-name="Standard">
      <style:paragraph-properties fo:text-align="start" style:justify-single-word="false"/>
      <style:text-properties officeooo:rsid="00304f4c" officeooo:paragraph-rsid="00327a51"/>
    </style:style>
    <style:style style:name="P16" style:family="paragraph" style:parent-style-name="Standard">
      <style:paragraph-properties fo:text-align="start" style:justify-single-word="false"/>
      <style:text-properties officeooo:rsid="00304f4c" officeooo:paragraph-rsid="00304f4c"/>
    </style:style>
    <style:style style:name="P17" style:family="paragraph" style:parent-style-name="Standard">
      <style:paragraph-properties fo:text-align="start" style:justify-single-word="false"/>
      <style:text-properties officeooo:rsid="00327a51" officeooo:paragraph-rsid="00327a51"/>
    </style:style>
    <style:style style:name="P18" style:family="paragraph" style:parent-style-name="Standard">
      <style:paragraph-properties fo:text-align="start" style:justify-single-word="false"/>
      <style:text-properties officeooo:paragraph-rsid="00118917"/>
    </style:style>
    <style:style style:name="T1" style:family="text">
      <style:text-properties style:text-underline-style="none"/>
    </style:style>
    <style:style style:name="T2" style:family="text">
      <style:text-properties style:text-underline-style="none" officeooo:rsid="00123a53"/>
    </style:style>
    <style:style style:name="T3" style:family="text">
      <style:text-properties officeooo:rsid="00181307"/>
    </style:style>
    <style:style style:name="T4" style:family="text">
      <style:text-properties officeooo:rsid="001991c1"/>
    </style:style>
    <style:style style:name="T5" style:family="text">
      <style:text-properties officeooo:rsid="0020eff5"/>
    </style:style>
    <style:style style:name="T6" style:family="text">
      <style:text-properties officeooo:rsid="001a2f4a"/>
    </style:style>
    <style:style style:name="T7" style:family="text">
      <style:text-properties officeooo:rsid="0022d592"/>
    </style:style>
    <style:style style:name="T8" style:family="text">
      <style:text-properties officeooo:rsid="002af8cd"/>
    </style:style>
    <style:style style:name="T9"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weight="normal" style:font-size-asian="12pt" style:font-weight-asian="normal" style:font-size-complex="12pt" style:font-weight-complex="normal"/>
    </style:style>
    <style:style style:name="T12" style:family="text">
      <style:text-properties fo:font-variant="normal" fo:text-transform="none" fo:color="#000000" loext:opacity="100%" style:font-name="Liberation Serif" fo:font-size="12pt" fo:letter-spacing="normal" fo:font-style="normal" fo:font-weight="normal" officeooo:rsid="002d8d24" style:font-size-asian="12pt" style:font-weight-asian="normal" style:font-size-complex="12pt" style:font-weight-complex="normal"/>
    </style:style>
    <style:style style:name="T13" style:family="text">
      <style:text-properties officeooo:rsid="002a87c3"/>
    </style:style>
    <style:style style:name="T14" style:family="text">
      <style:text-properties officeooo:rsid="003223a3"/>
    </style:style>
    <style:style style:name="T15" style:family="text">
      <style:text-properties officeooo:rsid="0010c1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ponses SAE 2.03</text:p>
      <text:p text:style-name="P2"/>
      <text:p text:style-name="P3">Questions 1<text:span text:style-name="T1"> </text:span><text:span text:style-name="T2">Kylian</text:span></text:p>
      <text:p text:style-name="P4"/>
      <text:p text:style-name="P4">• Que signifie “64-bit” dans “Debian 64-bit” ? </text:p>
      <text:p text:style-name="P4"/>
      <text:p text:style-name="P5">64 bits signifie que c’est un logiciel fait pour un processeur de type 64 bits, un processeur plus puissant qu’un 32 bits, fait pour avoir un plus grand nombre de calculs par seconde. Cela peut signifier que la version Debian 32-bit n’est pas exécutable par un ordinateur 64-bit, ils ont donc besoin d’une version spécifique pour le 64-bit.</text:p>
      <text:p text:style-name="P5"/>
      <text:p text:style-name="P5">https://fr.wikipedia.org/wiki/Processeur_64_bits</text:p>
      <text:p text:style-name="P4"/>
      <text:p text:style-name="P4">• Quelle est la configuration réseau utilisée par défaut ? </text:p>
      <text:p text:style-name="P4"/>
      <text:p text:style-name="P5">La configuration réseau par défaut est le NAT, <text:span text:style-name="T3">un réseau où la machine virtuelle a accès à Internet et a donc sa propre adresse IP par le DHCP VirtualBox et non par notre réseau local, ainsi les machines physiques de notre réseau n’ont pas accès à la machine virtuelle car elle n’a pas d’IP par le DHCP local.</text:span></text:p>
      <text:p text:style-name="P5"/>
      <text:p text:style-name="P5">https://www.it-connect.fr/comprendre-les-differents-types-de-reseaux-virtualbox/#A_Le_mode_NAT</text:p>
      <text:p text:style-name="P4"/>
      <text:p text:style-name="P4">• Quel est le nom du fichier XML contenant la configuration de votre machine ?</text:p>
      <text:p text:style-name="P4"/>
      <text:p text:style-name="P6">Il s’appelle tout simplement <text:span text:style-name="T4">sae203.vbox, à ouvrir avec un éditeur de texte (l’exécuter lancera la VM), on y retrouve tous les paramètres comme le nombre de processeurs, la mémoire allouée, l’UUID du h</text:span>ard disk, de l’image et de leur emplacement sur la machine locale…</text:p>
      <text:p text:style-name="P7">C’est bien un fichier xml car <text:span text:style-name="T5">la </text:span>1ere ligne est : &lt;?xml version="1.0"?&gt;.</text:p>
      <text:p text:style-name="P8">L’emplacement du fichier est relatif à chaque machine, dans mon cas : C:\Users\Toyger\VirtualBox VMs\sae203\.</text:p>
      <text:p text:style-name="P4"/>
      <text:p text:style-name="P4">• Sauriez-vous le modifier directement ce fichier de configuration pour mettre 2 processeurs à votre machine ? </text:p>
      <text:p text:style-name="P4"/>
      <text:p text:style-name="P8">Dans le fichier, <text:span text:style-name="T6">on le</text:span> <text:span text:style-name="T6">re</text:span>trouve dans la balise Hardware puis la balise CPU count = 2, dans notre cas, CPU count = 1, car nous n’avons assigné qu’un seul processeur à la VM.</text:p>
      <text:p text:style-name="P8"/>
      <text:p text:style-name="P4"/>
      <text:p text:style-name="P3">Questions 2<text:span text:style-name="T1"> </text:span><text:span text:style-name="T2">Noah</text:span></text:p>
      <text:p text:style-name="P4"/>
      <text:p text:style-name="P4">• Qu’est-ce qu’un fichier iso bootable ? </text:p>
      <text:p text:style-name="P4"/>
      <text:p text:style-name="P4">• Qu’est-ce que MATE ? GNOME ? </text:p>
      <text:p text:style-name="P4"/>
      <text:p text:style-name="P4">• Qu’est-ce qu’un serveur web ? </text:p>
      <text:p text:style-name="P4"/>
      <text:p text:style-name="P4">• Qu’est-ce qu’un serveur ssh ? </text:p>
      <text:p text:style-name="P4"/>
      <text:p text:style-name="P4">• Qu’est-ce qu’un serveur mandataire ? </text:p>
      <text:p text:style-name="P4"/>
      <text:p text:style-name="P4"/>
      <text:p text:style-name="P3"><text:soft-page-break/>Questions 3<text:span text:style-name="T1"> </text:span><text:span text:style-name="T2">Kylian</text:span></text:p>
      <text:p text:style-name="P4"/>
      <text:p text:style-name="P4">Comment peux-ton savoir à quels groupes appartient l’utilisateur user ? </text:p>
      <text:p text:style-name="P4"/>
      <text:p text:style-name="P9">Effectuer la commande suivante : groups user, qui donne <text:span text:style-name="T7">tous les groupes auxquels appartient user</text:span> : user cdrom floppy sudo audio dip video users netdev lpadmin scanner, <text:span text:style-name="T7">on retrouve bien le groupe sudo après y avoir ajouté user.</text:span></text:p>
      <text:p text:style-name="P4"/>
      <text:p text:style-name="P3">Questions 4<text:span text:style-name="T1"> </text:span><text:span text:style-name="T2">Coco</text:span></text:p>
      <text:p text:style-name="P4"/>
      <text:p text:style-name="P4">• Quel est la version du noyau Linux utilisé par votre VM ? N’oubliez pas, comme pour toutes les questions, de justifier votre réponse. </text:p>
      <text:p text:style-name="P4"/>
      <text:p text:style-name="P10">En effectuant la commande : cat /etc/os-release, on obtient :</text:p>
      <text:p text:style-name="P10">PRETTY NAME= «Debian GNU/Linux 12 (bookworm) »</text:p>
      <text:p text:style-name="P10">NAME= « Debian GNU/Linux »</text:p>
      <text:p text:style-name="P10">VERSION_ID= « 12 »</text:p>
      <text:p text:style-name="P10">… (D’autres informations sont affichées).</text:p>
      <text:p text:style-name="P10">On retrouve bien notre distribution (Debian GNU/Linux) qui serait à la version 12 (VERSION_ID). </text:p>
      <text:p text:style-name="P4"/>
      <text:p text:style-name="P4">• À quoi servent les suppléments invités ? Donner 2 principales raisons de les installer. </text:p>
      <text:p text:style-name="P4"/>
      <text:p text:style-name="P4">• À quoi sert la commande mount (dans notre cas de figure et dans le cas général) ? </text:p>
      <text:p text:style-name="P4"/>
      <text:p text:style-name="P4"/>
      <text:p text:style-name="P3">Questions 5<text:span text:style-name="T1"> </text:span></text:p>
      <text:p text:style-name="P3"><text:span text:style-name="T1"/></text:p>
      <text:p text:style-name="P11">Qu 1-3 <text:span text:style-name="T8">Kylian</text:span></text:p>
      <text:p text:style-name="P11">Qu 4-6</text:p>
      <text:p text:style-name="P11">Qu 7-8</text:p>
      <text:p text:style-name="P4"/>
      <text:p text:style-name="P12">1. Qu’est-ce que le Projet Debian ? D’où vient le nom Debian ?</text:p>
      <text:p text:style-name="P12"/>
      <text:p text:style-name="P13"><text:span text:style-name="T9">Le </text:span><text:a xlink:type="simple" xlink:href="https://www.debian.org/" text:style-name="Internet_20_link" text:visited-style-name="Visited_20_Internet_20_Link"><text:span text:style-name="T10">projet Debian</text:span></text:a><text:span text:style-name="T11"> </text:span><text:span text:style-name="T9">est un groupe mondial de volontaires qui s'efforcent de produire un système d'exploitation qui soit composé exclusivement de logiciels libres. Le principal produit de ce projet est la distribution Debian GNU/Linux, qui inclut le noyau Linux ainsi que des milliers d'applications préempaquetées, </text:span><text:span text:style-name="T12">d’après le site officiel.</text:span></text:p>
      <text:p text:style-name="P13"><text:span text:style-name="T9"/></text:p>
      <text:p text:style-name="P14">https://www.debian.org/doc/manuals/project-history/intro.fr.html#:~:text=Le%20projet%20Debian%20est%20un,des%20milliers%20d'applications%20pr%C3%A9empaquet%C3%A9es.</text:p>
      <text:p text:style-name="P14"/>
      <text:p text:style-name="P14">Le nom Debian provient d’une concaténation entre les parties des <text:span text:style-name="T13">pré</text:span>noms du créateur et sa petite amie de l’époque <text:span text:style-name="T13">(Ian Murdock et Debra Lynn → Deb Ian).</text:span></text:p>
      <text:p text:style-name="P14"/>
      <text:p text:style-name="P14">http://fr.wikipedia.org/wiki/Debian</text:p>
      <text:p text:style-name="P12"/>
      <text:p text:style-name="P12">2. Il existe 3 durées de prise en charge (support) de ces versions : la durée minimale, la durée en support long terme (LTS) et la durée en support long terme étendue (ELTS). Quelle sont les durées de ces prises en charge ?</text:p>
      <text:p text:style-name="P12"/>
      <text:p text:style-name="P15"><text:soft-page-break/>La durée minimale est de <text:span text:style-name="T14">3 ans, la plupart des anciennes versions ont été supporté à ce minimum (Debian 2.2, 3.1, 4.0).</text:span></text:p>
      <text:p text:style-name="P15"><text:a xlink:type="simple" xlink:href="https://www.debian.org/releases/index.fr.html#:~:text=Cycle%20de%20vie%20des%20distributions,Long%20Term%20Support%20–%20LTS" text:style-name="Internet_20_link" text:visited-style-name="Visited_20_Internet_20_Link"/></text:p>
      <text:p text:style-name="P15"><text:a xlink:type="simple" xlink:href="https://www.debian.org/releases/index.fr.html#:~:text=Cycle%20de%20vie%20des%20distributions,Long%20Term%20Support%20–%20LTS" text:style-name="Internet_20_link" text:visited-style-name="Visited_20_Internet_20_Link"><text:span text:style-name="T14">https://www.debian.org/releases/index.fr.html#:~:text=Cycle%20de%20vie%20des%20distributions,Long%20Term%20Support%20%E2%80%93%20LTS</text:span></text:a><text:span text:style-name="T14">).</text:span></text:p>
      <text:p text:style-name="P16"/>
      <text:p text:style-name="P16">La durée support long terme est de 5 ans. https://wiki.debian.org/LTS</text:p>
      <text:p text:style-name="P16">La durée support long terme étendue est de 10 ans (5 ans offert par LTS Project et 5 supplémentaires). https://wiki.debian.org/LTS/Extended</text:p>
      <text:p text:style-name="P12"/>
      <text:p text:style-name="P12">3. Pendant combien de temps les mises à jour de sécurité seront-elles fournies ?</text:p>
      <text:p text:style-name="P12"/>
      <text:p text:style-name="P17">Les mises à jour de sécurité sont prises en charge pendant 3 ans, car en avoir plusieurs en même temps est très difficile.</text:p>
      <text:p text:style-name="P12">https://www.debian.org/security/faq.fr.html#lifespan</text:p>
      <text:p text:style-name="P12"/>
      <text:p text:style-name="P12">4. Combien de version au minimum sont activement maintenues par Debian ? Donnez leur nom générique (= les types de distribution).</text:p>
      <text:p text:style-name="P12"/>
      <text:p text:style-name="P12">5. Chaque distribution majeur possède un nom de code différent. Par exemple, la version majeur actuelle (Debian 12) se nomme bookworm. D’où viennent les noms de code données aux distributions ?</text:p>
      <text:p text:style-name="P12"/>
      <text:p text:style-name="P12">6. L’un des atouts de Debian fut le nombre d’architecture (≈ processeurs) officiellement prises en charge. Combien et lesquelles sont prises en charge par la version Bullseye ?</text:p>
      <text:p text:style-name="P12"/>
      <text:p text:style-name="P12">7. Première version avec un nom de code</text:p>
      <text:p text:style-name="P12"><text:tab/>◦ Quelle a était le premier nom de code utilisé ? </text:p>
      <text:p text:style-name="P12"/>
      <text:p text:style-name="P18"><text:span text:style-name="T15"><text:tab/></text:span>◦ Quand a-t-il été annoncé ? </text:p>
      <text:p text:style-name="P12"/>
      <text:p text:style-name="P12"><text:tab/>◦ Quelle était le numéro de version de cette distribution ? </text:p>
      <text:p text:style-name="P12"/>
      <text:p text:style-name="P12">8. Dernière nom de code attribué</text:p>
      <text:p text:style-name="P12"><text:tab/>◦ Quel est le dernier nom de code annoncée à ce jour ?</text:p>
      <text:p text:style-name="P12"/>
      <text:p text:style-name="P12"><text:tab/>◦ Quand a-t-il été annoncé ? </text:p>
      <text:p text:style-name="P12"/>
      <text:p text:style-name="P12"><text:tab/>◦ Quelle est la version de cette distribution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liberation sans" svg:font-family="'liberation sans', Myriad, 'Bitstream Vera Sans', 'Lucida Grande', 'Luxi Sans', 'Trebuchet MS', helvetica, 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6T12:33:59.837000000</meta:creation-date>
    <dc:date>2025-02-18T12:00:31.507000000</dc:date>
    <meta:editing-duration>PT1H43M37S</meta:editing-duration>
    <meta:editing-cycles>25</meta:editing-cycles>
    <meta:generator>LibreOffice/24.8.4.2$Windows_X86_64 LibreOffice_project/bb3cfa12c7b1bf994ecc5649a80400d06cd71002</meta:generator>
    <meta:document-statistic meta:table-count="0" meta:image-count="0" meta:object-count="0" meta:page-count="3" meta:paragraph-count="61" meta:word-count="854" meta:character-count="5434" meta:non-whitespace-character-count="4616"/>
  </office:meta>
</office:document-meta>
</file>